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841cm" fo:margin-left="1.254cm" fo:margin-right="0.527cm" table:align="margins" style:writing-mode="lr-tb"/>
    </style:style>
    <style:style style:name="Table1.A" style:family="table-column">
      <style:table-column-properties style:column-width="2.328cm" style:rel-column-width="10281*"/>
    </style:style>
    <style:style style:name="Table1.B" style:family="table-column">
      <style:table-column-properties style:column-width="7.408cm" style:rel-column-width="32712*"/>
    </style:style>
    <style:style style:name="Table1.C" style:family="table-column">
      <style:table-column-properties style:column-width="5.105cm" style:rel-column-width="2254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6" style:family="paragraph" style:parent-style-name="Standard">
      <style:text-properties fo:language="en" fo:country="US" style:language-asian="en" style:country-asian="US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6" style:family="paragraph" style:parent-style-name="Title">
      <style:text-properties fo:font-size="12pt" fo:language="pt" fo:country="BR" style:font-size-asian="12pt" style:font-size-complex="12pt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70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3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4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6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 style:list-style-name="L2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 style:list-style-name="L3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3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5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9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00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1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0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0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04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5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7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8" style:family="paragraph" style:parent-style-name="Text_20_body" style:list-style-name="L8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09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0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11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12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3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4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5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6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19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0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2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2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9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3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3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3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39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40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41" style:family="paragraph">
      <style:paragraph-properties fo:text-align="center"/>
    </style:style>
    <style:style style:name="P14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53"/>
      <text:p text:style-name="P53"/>
      <text:p text:style-name="P53"/>
      <text:p text:style-name="P44"/>
      <text:p text:style-name="P54">Definição de Requisitos</text:p>
      <text:p text:style-name="P45"/>
      <text:p text:style-name="P45"/>
      <text:p text:style-name="P45"/>
      <text:p text:style-name="P45"/>
      <text:p text:style-name="P54">Sistema de Cadastro e Controle para Consultório Odontológico (OpenOdonto) - Versão 1.0</text:p>
      <text:p text:style-name="P48">Editar Receituário - Release 1.0</text:p>
      <text:p text:style-name="P45"/>
      <text:p text:style-name="P45"/>
      <text:p text:style-name="P45"/>
      <text:p text:style-name="P45"/>
      <text:p text:style-name="P49"/>
      <text:p text:style-name="P55"/>
      <text:section text:style-name="Sect1" text:name="Seção1">
        <text:p text:style-name="Standard"/>
      </text:section>
      <text:section text:style-name="Sect2" text:name="Seção2">
        <text:p text:style-name="P56"/>
        <text:p text:style-name="P57">Sumário</text:p>
        <text:p text:style-name="P46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37"><text:a xlink:type="simple" xlink:href="#__RefHeading__922_1715150907"><text:s/>Definição de Requisitos<text:tab/>3</text:a></text:p>
            <text:p text:style-name="P137"><text:a xlink:type="simple" xlink:href="#__RefHeading__924_1715150907">1.Introdução<text:tab/>3</text:a></text:p>
            <text:p text:style-name="P138"><text:a xlink:type="simple" xlink:href="#__RefHeading__926_1715150907">1.1Finalidade <text:tab/>3</text:a></text:p>
            <text:p text:style-name="P138"><text:a xlink:type="simple" xlink:href="#__RefHeading__928_1715150907">1.2Escopo<text:tab/>3</text:a></text:p>
            <text:p text:style-name="P138"><text:a xlink:type="simple" xlink:href="#__RefHeading__930_1715150907">1.3Definições, Acrônimos e Abreviações<text:tab/>3</text:a></text:p>
            <text:p text:style-name="P138"><text:a xlink:type="simple" xlink:href="#__RefHeading__932_1715150907">1.4Dependências<text:tab/>3</text:a></text:p>
            <text:p text:style-name="P138"><text:a xlink:type="simple" xlink:href="#__RefHeading__934_1715150907">1.5Restrições<text:tab/>4</text:a></text:p>
            <text:p text:style-name="P138"><text:a xlink:type="simple" xlink:href="#__RefHeading__936_1715150907">1.6Referências<text:tab/>4</text:a></text:p>
            <text:p text:style-name="P137"><text:a xlink:type="simple" xlink:href="#__RefHeading__938_1715150907">2.Descrição<text:tab/>4</text:a></text:p>
            <text:p text:style-name="P138"><text:a xlink:type="simple" xlink:href="#__RefHeading__940_1715150907">2.1Objetivos<text:tab/>4</text:a></text:p>
            <text:p text:style-name="P139"><text:a xlink:type="simple" xlink:href="#__RefHeading__942_1715150907">2.1.1Ambiente<text:tab/>4</text:a></text:p>
            <text:p text:style-name="P140"><text:a xlink:type="simple" xlink:href="#__RefHeading__944_1715150907">2.1.1.1Visão Geral<text:tab/>4</text:a></text:p>
            <text:p text:style-name="P140"><text:a xlink:type="simple" xlink:href="#__RefHeading__946_1715150907">2.1.1.2Usuários Finais <text:tab/>5</text:a></text:p>
            <text:p text:style-name="P140"><text:a xlink:type="simple" xlink:href="#__RefHeading__948_1715150907">2.1.1.3Instalação e Suporte<text:tab/>5</text:a></text:p>
            <text:p text:style-name="P138"><text:a xlink:type="simple" xlink:href="#__RefHeading__950_1715150907">2.2Migração, Compatibilidade e Co-Existência<text:tab/>5</text:a></text:p>
            <text:p text:style-name="P137"><text:a xlink:type="simple" xlink:href="#__RefHeading__952_1715150907">3.Requisitos do Sistema<text:tab/>5</text:a></text:p>
            <text:p text:style-name="P138"><text:a xlink:type="simple" xlink:href="#__RefHeading__954_1715150907">3.1Requisitos Funcionais e de Dados <text:tab/>5</text:a></text:p>
            <text:p text:style-name="P138"><text:a xlink:type="simple" xlink:href="#__RefHeading__956_1715150907">3.1Requisitos de Projeto<text:tab/>6</text:a></text:p>
            <text:p text:style-name="P138"><text:a xlink:type="simple" xlink:href="#__RefHeading__958_1715150907">3.2Requisitos de Performance<text:tab/>6</text:a></text:p>
            <text:p text:style-name="P139"><text:a xlink:type="simple" xlink:href="#__RefHeading__960_1715150907">3.2.1Velocidade<text:tab/>6</text:a></text:p>
            <text:p text:style-name="P139"><text:a xlink:type="simple" xlink:href="#__RefHeading__962_1715150907">3.2.1Confiabilidade, Disponibilidade e Manutenabilidade<text:tab/>7</text:a></text:p>
            <text:p text:style-name="P139"><text:a xlink:type="simple" xlink:href="#__RefHeading__964_1715150907">3.2.2Limite de Capacidade<text:tab/>7</text:a></text:p>
            <text:p text:style-name="P138"><text:a xlink:type="simple" xlink:href="#__RefHeading__966_1715150907">3.3Requisitos de Interface Externa <text:tab/>7</text:a></text:p>
            <text:p text:style-name="P139"><text:a xlink:type="simple" xlink:href="#__RefHeading__968_1715150907">3.3.1Interface do usuário<text:tab/>7</text:a></text:p>
            <text:p text:style-name="P139"><text:a xlink:type="simple" xlink:href="#__RefHeading__970_1715150907">3.3.2Interface de Hardware <text:tab/>7</text:a></text:p>
            <text:p text:style-name="P139"><text:a xlink:type="simple" xlink:href="#__RefHeading__972_1715150907">3.3.3Interface de Software<text:tab/>8</text:a></text:p>
            <text:p text:style-name="P138"><text:a xlink:type="simple" xlink:href="#__RefHeading__974_1715150907">3.4Requisitos de Segurança<text:tab/>8</text:a></text:p>
            <text:p text:style-name="P138"><text:a xlink:type="simple" xlink:href="#__RefHeading__976_1715150907">3.1Requisitos de Integridades <text:tab/>8</text:a></text:p>
            <text:p text:style-name="P138"><text:a xlink:type="simple" xlink:href="#__RefHeading__978_1715150907">3.2Requisitos Internacionais <text:tab/>8</text:a></text:p>
            <text:p text:style-name="P138"><text:a xlink:type="simple" xlink:href="#__RefHeading__980_1715150907">3.1Exigências de Prazos e Custos <text:tab/>8</text:a></text:p>
            <text:p text:style-name="P138"><text:a xlink:type="simple" xlink:href="#__RefHeading__982_1715150907">3.9Exigências de Documentação<text:tab/>9</text:a></text:p>
            <text:p text:style-name="P138"><text:a xlink:type="simple" xlink:href="#__RefHeading__984_1715150907">3.10.Exigências de Treinamento<text:tab/>9</text:a></text:p>
            <text:p text:style-name="P138"><text:a xlink:type="simple" xlink:href="#__RefHeading__986_1715150907">3.11.Sumário de Tecnologia <text:tab/>9</text:a></text:p>
            <text:p text:style-name="P138"><text:a xlink:type="simple" xlink:href="#__RefHeading__988_1715150907">3.12Outros Requisitos <text:tab/>9</text:a></text:p>
            <text:p text:style-name="P137"><text:a xlink:type="simple" xlink:href="#__RefHeading__990_1715150907">4.Critério de Aceitação <text:tab/>9</text:a></text:p>
            <text:p text:style-name="P137"><text:a xlink:type="simple" xlink:href="#__RefHeading__992_1715150907">5.Requisitos Funcionais Alternativos<text:tab/>10</text:a></text:p>
            <text:p text:style-name="P137"><text:a xlink:type="simple" xlink:href="#__RefHeading__994_1715150907"><text:s text:c="7"/>6.Responsabilidades<text:tab/>10</text:a></text:p>
            <text:p text:style-name="P137"><text:soft-page-break/><text:a xlink:type="simple" xlink:href="#__RefHeading__996_1715150907"><text:s text:c="6"/>7.Assinaturas<text:tab/>11</text:a></text:p>
          </text:index-body>
        </text:table-of-content>
        <text:h text:style-name="P109" text:outline-level="1"><text:bookmark text:name="__RefHeading__922_1715150907"/><text:s/>Definição de Requisitos<text:bookmark-end text:name="__RefHeading__922_1715150907"/></text:h>
        <text:p text:style-name="Standard"/>
        <text:list xml:id="list39213049" text:style-name="WW8Num6">
          <text:list-item>
            <text:h text:style-name="P110" text:outline-level="1"><text:bookmark text:name="__RefHeading__924_1715150907"/>Introdução<text:bookmark-end text:name="__RefHeading__924_1715150907"/></text:h>
          </text:list-item>
        </text:list>
        <text:p text:style-name="Standard"/>
        <text:list xml:id="list39225047" text:continue-numbering="true" text:style-name="WW8Num6">
          <text:list-item>
            <text:list>
              <text:list-item>
                <text:h text:style-name="P116" text:outline-level="2"><text:bookmark text:name="__RefHeading__926_1715150907"/>Finalidade <text:bookmark-end text:name="__RefHeading__926_1715150907"/></text:h>
              </text:list-item>
            </text:list>
          </text:list-item>
        </text:list>
        <text:p text:style-name="P12"/>
        <text:p text:style-name="P17"><text:span text:style-name="T11">Esse documento define o requisito de editar receituário, juntamente com a equipe técnica <text:s/>reponsável e o cliente, para o desenvolvimento do Sistema </text:span><text:span text:style-name="T12">de Cadastro e Controle para Consultório Odontológico (SCO)</text:span><text:span text:style-name="T11">. <text:s/></text:span></text:p>
        <text:p text:style-name="P19">Uma visão detalhada do requisito editar receituário é feita para melhor entendimento.</text:p>
        <text:p text:style-name="P73">A aceitação deste documento confirma que ambas as partes estão de acordo com <text:s text:c="22"/>as especificações feitas.</text:p>
        <text:p text:style-name="P51"/>
        <text:list xml:id="list39216141" text:continue-numbering="true" text:style-name="WW8Num6">
          <text:list-item>
            <text:list>
              <text:list-item>
                <text:h text:style-name="P117" text:outline-level="2"><text:bookmark text:name="__RefHeading__928_1715150907"/>Escopo<text:bookmark-end text:name="__RefHeading__928_1715150907"/></text:h>
              </text:list-item>
            </text:list>
          </text:list-item>
        </text:list>
        <text:p text:style-name="P12"/>
        <text:p text:style-name="P67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6">Os problemas encontrados atualmente pelo cliente é a perda de tempo na atividade realizada manualmente.</text:p>
        <text:p text:style-name="P86">A solução refere-se às características em alto nível dos serviços a serem oferecidos <text:s/>com o propósito de atender a uma ou mais necessidades. Propõe-se automatizar o gerenciamento das informações inerentes à emissão de uma receita.</text:p>
        <text:p text:style-name="P18">A finalidade do requisito é proporcionar uma maior rapidez na emissão de receitas de maneira simples e fácil, o que proporciona ao dentista um ganho de tempo na emissão das receitas aos seus pacientes.</text:p>
        <text:p text:style-name="P10"/>
        <text:list xml:id="list39196567" text:continue-numbering="true" text:style-name="WW8Num6">
          <text:list-item>
            <text:list>
              <text:list-item>
                <text:h text:style-name="P117" text:outline-level="2"><text:bookmark text:name="__RefHeading__930_1715150907"/>Definições, Acrônimos e Abreviações<text:bookmark-end text:name="__RefHeading__930_1715150907"/>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9209188" text:continue-numbering="true" text:style-name="WW8Num6">
          <text:list-item>
            <text:list>
              <text:list-item>
                <text:h text:style-name="P117" text:outline-level="2"><text:bookmark text:name="__RefHeading__932_1715150907"/>Dependências<text:bookmark-end text:name="__RefHeading__932_1715150907"/>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As pessoas envolvidas no projeto, cliente e coordenadores do projeto, são de extrema importância na fase de documentação e desenvolvimento do requisito. O cliente se <text:soft-page-break/>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9225583" text:continue-numbering="true" text:style-name="WW8Num6">
          <text:list-item>
            <text:list>
              <text:list-item>
                <text:h text:style-name="P118" text:outline-level="2"><text:bookmark text:name="__RefHeading__934_1715150907"/>Restrições<text:bookmark-end text:name="__RefHeading__934_1715150907"/>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editar receituário, e a necessidade de novas funcionalidades o valor pode ser alterado.</text:p>
        <text:p text:style-name="P20">O tempo para o desenvolvimento do projeto é o ano de 2010, com vigência máxima até o quarto bimestre do ano. A previsão é que o requisito editar receituário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9216618" text:continue-numbering="true" text:style-name="WW8Num6">
          <text:list-item>
            <text:list>
              <text:list-item>
                <text:h text:style-name="P119" text:outline-level="2"><text:bookmark text:name="__RefHeading__936_1715150907"/>Referências<text:bookmark-end text:name="__RefHeading__936_1715150907"/></text:h>
              </text:list-item>
            </text:list>
          </text:list-item>
        </text:list>
        <text:p text:style-name="P10"/>
        <text:list xml:id="list39190572" text:style-name="WW8Num13">
          <text:list-item>
            <text:p text:style-name="P98">Termo de Abertura do Projeto – Versão 1.0</text:p>
          </text:list-item>
        </text:list>
        <text:p text:style-name="P14"/>
        <text:h text:style-name="P111" text:outline-level="1" text:is-list-header="true" text:restart-numbering="true" text:start-value="1"><text:bookmark text:name="__RefHeading__938_1715150907"/>2.Descrição<text:bookmark-end text:name="__RefHeading__938_1715150907"/></text:h>
        <text:list xml:id="list39201828" text:style-name="WW8Num7">
          <text:list-item>
            <text:list>
              <text:list-item>
                <text:h text:style-name="P120" text:outline-level="2"><text:bookmark text:name="__RefHeading__940_1715150907"/>Objetivos<text:bookmark-end text:name="__RefHeading__940_1715150907"/>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9218391" text:continue-list="list39201828" text:style-name="WW8Num7">
          <text:list-item>
            <text:list>
              <text:list-item>
                <text:list>
                  <text:list-item text:start-value="1">
                    <text:h text:style-name="P130" text:outline-level="3" text:restart-numbering="true" text:start-value="1"><text:bookmark text:name="__RefHeading__942_1715150907"/>Ambiente<text:bookmark-end text:name="__RefHeading__942_1715150907"/>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921483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3" text:outline-level="4"><text:bookmark text:name="__RefHeading__944_1715150907"/>Visão Geral<text:bookmark-end text:name="__RefHeading__944_1715150907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"/>
        <text:p text:style-name="P40"/>
        <text:p text:style-name="P40"><draw:rect text:anchor-type="paragraph" draw:z-index="0" draw:style-name="gr1" draw:text-style-name="P142" svg:width="3.275cm" svg:height="1.5cm" svg:x="6.288cm" svg:y="0.215cm"><text:p text:style-name="P141"><text:span text:style-name="T18">Editar</text:span></text:p><text:p text:style-name="P141"><text:span text:style-name="T18"><text:s/></text:span><text:span text:style-name="T18">Receituário</text:span></text:p></draw:rect><text:soft-page-break/></text:p>
        <text:p text:style-name="P21"/>
        <text:p text:style-name="P21"/>
        <text:p text:style-name="P21">O requisito editar receituário não dependerá de nenhum outro requisito do sistema. É apenas um “local” onde o dentista usará para emitir receita aos pacientes.</text:p>
        <text:p text:style-name="P12"/>
        <text:list xml:id="list39195340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34" text:outline-level="4"><text:bookmark text:name="__RefHeading__946_1715150907"/>Usuários Finais <text:bookmark-end text:name="__RefHeading__946_1715150907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9215324" text:style-name="WW8Num12">
                <text:list-item>
                  <text:p text:style-name="P99"><text:s/>Editar o Receituário</text:p>
                </text:list-item>
              </text:list>
            </table:table-cell>
          </table:table-row>
        </table:table>
        <text:list xml:id="list39206064" text:continue-list="list39195340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5" text:outline-level="4" text:restart-numbering="true" text:start-value="1"/>
                      </text:list-header>
                      <text:list-item>
                        <text:h text:style-name="P135" text:outline-level="4"><text:bookmark text:name="__RefHeading__948_1715150907"/>Instalação e Suporte<text:bookmark-end text:name="__RefHeading__948_1715150907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l service em caso da <text:s/>necessidade de suporte e atualizações futuras.</text:p>
        <text:p text:style-name="P31"/>
        <text:list xml:id="list39224013" text:continue-numbering="true" text:style-name="WW8Num7">
          <text:list-item>
            <text:list>
              <text:list-item>
                <text:h text:style-name="P121" text:outline-level="2"><text:bookmark text:name="__RefHeading__950_1715150907"/>Migração, Compatibilidade e Co-Existência<text:bookmark-end text:name="__RefHeading__950_1715150907"/>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9217292" text:continue-numbering="true" text:style-name="WW8Num7">
          <text:list-item>
            <text:h text:style-name="P113" text:outline-level="1"><text:bookmark text:name="__RefHeading__952_1715150907"/>.Requisitos do Sistema<text:bookmark-end text:name="__RefHeading__952_1715150907"/></text:h>
          </text:list-item>
        </text:list>
        <text:p text:style-name="P12"/>
        <text:p text:style-name="P74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As especificações abaixo são do requisito Editar Receituário.</text:p>
        <text:p text:style-name="P13"/>
        <text:list xml:id="list39208138" text:continue-numbering="true" text:style-name="WW8Num7">
          <text:list-item>
            <text:list>
              <text:list-item>
                <text:h text:style-name="P122" text:outline-level="2"><text:bookmark text:name="__RefHeading__954_1715150907"/>Requisitos Funcionais e de Dados <text:bookmark-end text:name="__RefHeading__954_1715150907"/></text:h>
              </text:list-item>
            </text:list>
          </text:list-item>
        </text:list>
        <text:p text:style-name="P13"/>
        <text:list xml:id="list39200398" text:continue-numbering="true" text:style-name="WW8Num7">
          <text:list-item>
            <text:list>
              <text:list-item>
                <text:list>
                  <text:list-item>
                    <text:p text:style-name="P100"><text:s/><text:span text:style-name="T16">Editar Receituário</text:span></text:p>
                  </text:list-item>
                </text:list>
              </text:list-item>
            </text:list>
          </text:list-item>
        </text:list>
        <text:list xml:id="list39196307" text:style-name="WW8Num2">
          <text:list-item text:start-value="1">
            <text:p text:style-name="P101"><text:soft-page-break/>Resumo: </text:p>
          </text:list-item>
        </text:list>
        <text:p text:style-name="P68"><text:span text:style-name="T9">Permite o </text:span><text:span text:style-name="T10">a emissão de receitas</text:span><text:span text:style-name="T13"> caso seja necessário a recomendar algum medicamento a um paciente</text:span>.</text:p>
        <text:p text:style-name="P87">Foi relatado que o editar receituário deve conter o campo abaixo:</text:p>
        <text:list xml:id="list39188626" text:style-name="L1">
          <text:list-item>
            <text:p text:style-name="P88">Nome do Receituário;</text:p>
            <text:p text:style-name="P88"/>
          </text:list-item>
        </text:list>
        <text:list xml:id="list39223543" text:continue-list="list39196307" text:style-name="WW8Num2">
          <text:list-item text:start-value="1">
            <text:p text:style-name="P102">Justificativa da Solicitação: </text:p>
          </text:list-item>
        </text:list>
        <text:p text:style-name="P69">Facilitar a emissão de receitas aos pacientes.</text:p>
        <text:list xml:id="list39225619" text:continue-list="list39223543" text:style-name="WW8Num2">
          <text:list-item text:start-value="1">
            <text:p text:style-name="P103"><text:span text:style-name="T17">Classificação</text:span>: alta</text:p>
          </text:list-item>
        </text:list>
        <text:p text:style-name="P72"/>
        <text:list xml:id="list39200617" text:continue-list="list39200398" text:style-name="WW8Num7">
          <text:list-item>
            <text:list>
              <text:list-item text:start-value="1">
                <text:h text:style-name="P125" text:outline-level="2" text:restart-numbering="true" text:start-value="1"><text:bookmark text:name="__RefHeading__956_1715150907"/><text:span text:style-name="T15">Requisitos</text:span> de Projeto<text:bookmark-end text:name="__RefHeading__956_1715150907"/></text:h>
              </text:list-item>
            </text:list>
          </text:list-item>
        </text:list>
        <text:p text:style-name="P70"/>
        <text:p text:style-name="P77">O sistema trabalha no paradigma cliente-servidor. Os recursos do requisito serão consumidos <text:s text:c="17"/>por meio de um browser de internet genérico.</text:p>
        <text:p text:style-name="P77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7">O servidor da aplicação e de banco de dados deve atender as configurações mínimas de hardware apresentadas nesse documento para o bom desempenho da aplicação.</text:p>
        <text:p text:style-name="P76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9219801" text:continue-numbering="true" text:style-name="WW8Num7">
          <text:list-item>
            <text:list>
              <text:list-item>
                <text:h text:style-name="P122" text:outline-level="2"><text:bookmark text:name="__RefHeading__958_1715150907"/>Requisitos de Performance<text:bookmark-end text:name="__RefHeading__958_1715150907"/></text:h>
              </text:list-item>
            </text:list>
          </text:list-item>
        </text:list>
        <text:p text:style-name="P12"/>
        <text:p text:style-name="P79">O desempenho do sistema está sujeito a fatores externos e antes que possa ser possível mensurar sua capacidade de carga, é preciso que esteja em produção , para que possam ser feitas estimativas.</text:p>
        <text:p text:style-name="P79">Contudo com o equipamento recomendado é possível inferir que cerca de 100 usuários simultâneos serão suportados.</text:p>
        <text:p text:style-name="P79">Partindo da premissa de que o sistema utilizará de forma eficiente os recursos de hardware, qualquer necessidade extra de performance deverá ser sanada com aumento da capacidade de hardware.</text:p>
        <text:p text:style-name="P75">Apresentará um tempo de resposta em 90% dos casos menor que 1 segundo.</text:p>
        <text:p text:style-name="P12"/>
        <text:p text:style-name="P12"/>
        <text:list xml:id="list39223779" text:continue-numbering="true" text:style-name="WW8Num7">
          <text:list-item>
            <text:list>
              <text:list-item>
                <text:list>
                  <text:list-item>
                    <text:h text:style-name="P131" text:outline-level="3"><text:bookmark text:name="__RefHeading__960_1715150907"/>Velocidade<text:bookmark-end text:name="__RefHeading__960_1715150907"/></text:h>
                  </text:list-item>
                </text:list>
              </text:list-item>
            </text:list>
          </text:list-item>
        </text:list>
        <text:p text:style-name="P12"/>
        <text:p text:style-name="P82">Para que a <text:s/>se atinja uma velocidade aceitável as seguintes configurações de hardware devem ser atendidas:</text:p>
        <text:p text:style-name="P82"/>
        <text:list xml:id="list39185248" text:style-name="L2">
          <text:list-item>
            <text:p text:style-name="P89">Servidor de aplicação dedicado com mínimo de:</text:p>
          </text:list-item>
        </text:list>
        <text:list xml:id="list39197427" text:style-name="L3">
          <text:list-item>
            <text:list>
              <text:list-item>
                <text:p text:style-name="P90">2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<text:soft-page-break/>Placa de rede Gigabite (1.000 MB/s);</text:p>
              </text:list-item>
              <text:list-item>
                <text:p text:style-name="P90">Demais componentes.</text:p>
                <text:p text:style-name="P90"/>
              </text:list-item>
            </text:list>
          </text:list-item>
        </text:list>
        <text:list xml:id="list39198836" text:style-name="L4">
          <text:list-item>
            <text:p text:style-name="P91">Servidor de banco de dados dedicado:</text:p>
            <text:p text:style-name="P91"/>
          </text:list-item>
        </text:list>
        <text:list xml:id="list39197619" text:continue-list="list39197427" text:style-name="L3">
          <text:list-item>
            <text:list>
              <text:list-item text:start-value="1">
                <text:p text:style-name="P90">4 GB de memória DDR2 800 Mhz;</text:p>
              </text:list-item>
              <text:list-item>
                <text:p text:style-name="P90">Processador com 2 núcleos 2.0 Ghz 800 Mhz de FSB;</text:p>
              </text:list-item>
              <text:list-item>
                <text:p text:style-name="P90">HD 10.000 RPM de no mínimo 80 GB;</text:p>
              </text:list-item>
              <text:list-item>
                <text:p text:style-name="P90">Placa de rede Gigabite (1.000 MB/s);</text:p>
              </text:list-item>
              <text:list-item>
                <text:p text:style-name="P92">Demais componentes.</text:p>
              </text:list-item>
            </text:list>
          </text:list-item>
        </text:list>
        <text:p text:style-name="P81">As máquinas clientes podem ter uma configuração mais simples, sendo obrigatório apenas o browser.</text:p>
        <text:p text:style-name="P80">O sistema terá um tempo de resposta curto, como aprensentado no tópico 3.3 Requisitos de Performance.</text:p>
        <text:p text:style-name="P13"/>
        <text:p text:style-name="P12"/>
        <text:list xml:id="list39217340" text:continue-list="list39223779" text:style-name="WW8Num7">
          <text:list-item>
            <text:list>
              <text:list-item>
                <text:list>
                  <text:list-item text:start-value="1">
                    <text:h text:style-name="P132" text:outline-level="3" text:restart-numbering="true" text:start-value="1"><text:bookmark text:name="__RefHeading__962_1715150907"/>Confiabilidade, Disponibilidade e Manutenabilidade<text:bookmark-end text:name="__RefHeading__962_1715150907"/>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9196469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964_1715150907"/>Limite de Capacidade<text:bookmark-end text:name="__RefHeading__964_1715150907"/></text:h>
                  </text:list-item>
                </text:list>
              </text:list-item>
            </text:list>
          </text:list-item>
        </text:list>
        <text:p text:style-name="P12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1"/>
        <text:list xml:id="list39214145" text:continue-numbering="true" text:style-name="WW8Num7">
          <text:list-item>
            <text:list>
              <text:list-item>
                <text:h text:style-name="P122" text:outline-level="2"><text:bookmark text:name="__RefHeading__966_1715150907"/>Requisitos de Interface Externa <text:bookmark-end text:name="__RefHeading__966_1715150907"/></text:h>
              </text:list-item>
            </text:list>
          </text:list-item>
        </text:list>
        <text:p text:style-name="Standard"/>
        <text:list xml:id="list39200805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968_1715150907"/>Interface do usuário<text:bookmark-end text:name="__RefHeading__968_1715150907"/>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2"/>
        <text:list xml:id="list39226898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970_1715150907"/>Interface de Hardware <text:bookmark-end text:name="__RefHeading__970_1715150907"/>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<text:soft-page-break/>conectividade dos computador por meio de infraestutura de rede cabeada de 100 mb/s ou superior.</text:p>
        <text:p text:style-name="P13"/>
        <text:list xml:id="list39219050" text:continue-numbering="true" text:style-name="WW8Num7">
          <text:list-item>
            <text:list>
              <text:list-item>
                <text:list>
                  <text:list-item>
                    <text:h text:style-name="P132" text:outline-level="3"><text:bookmark text:name="__RefHeading__972_1715150907"/>Interface de Software<text:bookmark-end text:name="__RefHeading__972_1715150907"/>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9223865" text:continue-numbering="true" text:style-name="WW8Num7">
          <text:list-item>
            <text:list>
              <text:list-item>
                <text:h text:style-name="P122" text:outline-level="2"><text:bookmark text:name="__RefHeading__974_1715150907"/>Requisitos de Segurança<text:bookmark-end text:name="__RefHeading__974_1715150907"/></text:h>
              </text:list-item>
            </text:list>
          </text:list-item>
        </text:list>
        <text:p text:style-name="P12"/>
        <text:list xml:id="list39194297" text:style-name="L5">
          <text:list-item>
            <text:p text:style-name="P104">Pessoa não autorizada não pode ter acesso ao sistema, seja para consulta e/ou escrita.</text:p>
          </text:list-item>
          <text:list-item>
            <text:p text:style-name="P105">Os Usuários poderão acessar somente funções que possuem autorização. Funcionalidades que o Usuário não tenha acesso deverão ser ocultadas.</text:p>
          </text:list-item>
          <text:list-item>
            <text:p text:style-name="P105">Para garantir a segurança dos dados no ambiente Web, na implantação, deve-se haver uma política de segurança de configuração do browser.</text:p>
          </text:list-item>
          <text:list-item>
            <text:p text:style-name="P105">A conferência das credenciais de acesso será feita por meio de logon.</text:p>
          </text:list-item>
          <text:list-item>
            <text:p text:style-name="P106">O usuário será identificado por nome de usuário e senha.</text:p>
          </text:list-item>
          <text:list-item>
            <text:p text:style-name="P107">A infraestrutura de rede e configuração do sistena operacional são responsáveis por proteger o sistema contra infiltração por outras fontes.</text:p>
          </text:list-item>
        </text:list>
        <text:p text:style-name="P71"/>
        <text:list xml:id="list39195843" text:continue-list="list39223865" text:style-name="WW8Num7">
          <text:list-item>
            <text:list>
              <text:list-item text:start-value="1">
                <text:h text:style-name="P122" text:outline-level="2" text:restart-numbering="true" text:start-value="1"><text:bookmark text:name="__RefHeading__976_1715150907"/>Requisitos de Integridades <text:bookmark-end text:name="__RefHeading__976_1715150907"/></text:h>
              </text:list-item>
            </text:list>
          </text:list-item>
        </text:list>
        <text:p text:style-name="P12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9218690" text:continue-numbering="true" text:style-name="WW8Num7">
          <text:list-item>
            <text:list>
              <text:list-item>
                <text:h text:style-name="P124" text:outline-level="2"><text:bookmark text:name="__RefHeading__978_1715150907"/>Requisitos Internacionais <text:bookmark-end text:name="__RefHeading__978_1715150907"/></text:h>
              </text:list-item>
            </text:list>
          </text:list-item>
        </text:list>
        <text:list xml:id="list39212363" text:style-name="L6">
          <text:list-header>
            <text:p text:style-name="P93"/>
          </text:list-header>
        </text:list>
        <text:list xml:id="list39183481" text:style-name="L7">
          <text:list-item>
            <text:list>
              <text:list-header>
                <text:p text:style-name="P94">Não há qualquer exigência, por parte cliente, que o sistema esteja disponível em línguas estrangeiras.</text:p>
                <text:p text:style-name="P94">O sistema possuirá recursos de internalização mas, apenas a língua portuguesa estará disponível.</text:p>
                <text:p text:style-name="P94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9197339" text:continue-list="list39218690" text:style-name="WW8Num7">
          <text:list-item>
            <text:list>
              <text:list-item text:start-value="1">
                <text:h text:style-name="P126" text:outline-level="2" text:restart-numbering="true" text:start-value="1"><text:bookmark text:name="__RefHeading__980_1715150907"/>Exigências de Prazos e Custos <text:bookmark-end text:name="__RefHeading__980_1715150907"/>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<text:soft-page-break/>A entrega do requisito será agendada com o cliente. A cada interação serão entregues requisitos.</text:p>
        <text:p text:style-name="P13"/>
        <text:list xml:id="list39190310" text:style-name="WW8Num11">
          <text:list-item>
            <text:list>
              <text:list-item>
                <text:h text:style-name="P127" text:outline-level="2"><text:bookmark text:name="__RefHeading__982_1715150907"/>Exigências de Documentação<text:bookmark-end text:name="__RefHeading__982_1715150907"/>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9193910" text:style-name="WW8Num15">
          <text:list-item>
            <text:list>
              <text:list-item>
                <text:h text:style-name="P128" text:outline-level="2"><text:bookmark text:name="__RefHeading__984_1715150907"/>Exigências de Treinamento<text:bookmark-end text:name="__RefHeading__984_1715150907"/>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9217921" text:continue-numbering="true" text:style-name="WW8Num15">
          <text:list-item>
            <text:list>
              <text:list-item>
                <text:h text:style-name="P128" text:outline-level="2"><text:bookmark text:name="__RefHeading__986_1715150907"/>Sumário de Tecnologia <text:bookmark-end text:name="__RefHeading__986_1715150907"/>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2"/>
        <text:list xml:id="list39195911" text:style-name="WW8Num9">
          <text:list-item>
            <text:list>
              <text:list-item>
                <text:h text:style-name="P123" text:outline-level="2"><text:bookmark text:name="__RefHeading__988_1715150907"/>Outros Requisitos <text:bookmark-end text:name="__RefHeading__988_1715150907"/>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9205307" text:continue-list="list39217921" text:style-name="WW8Num15">
          <text:list-header>
            <text:h text:style-name="P112" text:outline-level="1" text:restart-numbering="true" text:start-value="1"><text:bookmark text:name="__RefHeading__990_1715150907"/>4.Critério de Aceitação <text:bookmark-end text:name="__RefHeading__990_1715150907"/></text:h>
          </text:list-header>
        </text:list>
        <text:p text:style-name="P43"/>
        <text:p text:style-name="P83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3"><text:s text:c="3"/></text:p>
        <text:p text:style-name="P83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3"><text:s text:c="7"/></text:p>
        <text:p text:style-name="P83">O cliente verificará também o desempenho do sistema, de acordo com os requisitos apresentados nesse documento.</text:p>
        <text:p text:style-name="P83"/>
        <text:p text:style-name="P83"><text:soft-page-break/>Para o produto ter à aceitação do cliente, deverá também passar pelos seguintes critérios definidos pelo cliente juntamente com a equipe desenvolvedora.</text:p>
        <text:list xml:id="list39192947" text:style-name="L8">
          <text:list-item>
            <text:p text:style-name="P108"><text:tab/> O software deve ser compatível com o hardware especificado.</text:p>
          </text:list-item>
          <text:list-item>
            <text:p text:style-name="P108"><text:tab/> O software deve apresentar as funcionalidades básicas que o cliente pediu.</text:p>
          </text:list-item>
          <text:list-item>
            <text:p text:style-name="P108"><text:tab/> O software deve apresentar uma interface de fácil utilização para o usuário.</text:p>
          </text:list-item>
          <text:list-item>
            <text:p text:style-name="P108"><text:s text:c="3"/>O software deve permitir manutenção.</text:p>
          </text:list-item>
        </text:list>
        <text:p text:style-name="P14"/>
        <text:list xml:id="list39224969" text:continue-list="list39205307" text:style-name="WW8Num15">
          <text:list-header>
            <text:h text:style-name="P112" text:outline-level="1" text:restart-numbering="true" text:start-value="1"><text:bookmark text:name="__RefHeading__992_1715150907"/>5.Requisitos Funcionais Alternativos<text:bookmark-end text:name="__RefHeading__992_1715150907"/></text:h>
          </text:list-header>
        </text:list>
        <text:p text:style-name="P12"/>
        <text:p text:style-name="P78">Contratante e contratado estão cientes que pode haver a necessidade do desenvolvimento de novas funcionalidades para atender aos requisitos solicitados ao longo do desenvolvimento do projeto.</text:p>
        <text:p text:style-name="P78">É possível que surjam requisitos alternativos para que os requisitos principais solicitados pelo cliente sejam atendidos.</text:p>
        <text:p text:style-name="P78">Até o momento, o requisito alternativo é o logon do sistema. Que possibilitará também o controle de acesso.</text:p>
        <text:h text:style-name="P136" text:outline-level="6"/>
        <text:p text:style-name="P12"/>
        <text:h text:style-name="P114" text:outline-level="1" text:is-list-header="true"><text:bookmark text:name="__RefHeading__994_1715150907"/><text:s text:c="7"/>6.Responsabilidades<text:bookmark-end text:name="__RefHeading__994_1715150907"/></text:h>
        <text:h text:style-name="P129" text:outline-level="2"/>
        <text:p text:style-name="P36"/>
        <text:p text:style-name="P85">Gerente de Projeto e Desenvolvedor</text:p>
        <text:p text:style-name="P84"/>
        <text:list xml:id="list39186808" text:style-name="L9">
          <text:list-item>
            <text:p text:style-name="P95">Assegurar o gerenciamento do requisito.</text:p>
          </text:list-item>
          <text:list-item>
            <text:p text:style-name="P95">Assegurar que a definição do requisito reflita as necessidades do cliente.</text:p>
          </text:list-item>
          <text:list-item>
            <text:p text:style-name="P95">Alocar tarefas apropriadamente de acordo com a qualificação. </text:p>
          </text:list-item>
          <text:list-item>
            <text:p text:style-name="P95">Rever a definição do requisito antes da aprovação.</text:p>
          </text:list-item>
          <text:list-item>
            <text:p text:style-name="P95">Obter aprovação do cliente.</text:p>
          </text:list-item>
          <text:list-item>
            <text:p text:style-name="P95">Assegurar que as definições do requisito sejam consideradas na especificação funcional. </text:p>
          </text:list-item>
        </text:list>
        <text:p text:style-name="P84"/>
        <text:p text:style-name="P84"/>
        <text:p text:style-name="P85">Analista Líder </text:p>
        <text:p text:style-name="P84"/>
        <text:list xml:id="list39192912" text:style-name="L10">
          <text:list-item>
            <text:p text:style-name="P96">Elaborar o documento de análise.</text:p>
          </text:list-item>
          <text:list-item>
            <text:p text:style-name="P96">Realizar as reuniões com o cliente.</text:p>
          </text:list-item>
          <text:list-item>
            <text:p text:style-name="P96">Validar o requisito junto com o cliente.</text:p>
          </text:list-item>
          <text:list-item>
            <text:p text:style-name="P96">Fazer a comunicação entre cliente e programador.</text:p>
          </text:list-item>
        </text:list>
        <text:h text:style-name="P115" text:outline-level="1" text:is-list-header="true" text:restart-numbering="true" text:start-value="1"><text:bookmark text:name="__RefHeading__996_1715150907"/><text:s text:c="6"/>7.Assinaturas<text:bookmark-end text:name="__RefHeading__996_1715150907"/></text:h>
        <text:p text:style-name="Standard"/>
        <text:p text:style-name="P58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OpenOdonto, versão 1.0</text:span><text:span text:style-name="T14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60">Analista Líder e Desenvolvedor</text:p>
              <text:p text:style-name="P59"/>
            </table:table-cell>
            <table:table-cell table:style-name="Tabela5.A1" office:value-type="string">
              <text:p text:style-name="P64">Fábio José de Souza</text:p>
              <text:p text:style-name="P60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60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9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09:34.11</dc:date>
    <meta:editing-cycles>97</meta:editing-cycles>
    <meta:editing-duration>PT12H24M30S</meta:editing-duration>
    <dc:creator>Amanda Barbosa</dc:creator>
    <meta:document-statistic meta:table-count="5" meta:image-count="2" meta:object-count="0" meta:page-count="11" meta:paragraph-count="219" meta:word-count="2482" meta:character-count="16622"/>
    <meta:user-defined meta:name="Info 1"/>
    <meta:user-defined meta:name="Info 2"/>
    <meta:user-defined meta:name="Info 3"/>
    <meta:user-defined meta:name="Info 4"/>
  </office:meta>
</office:document-meta>
</file>